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Normální" style:master-page-name="MP0" style:family="paragraph">
      <style:paragraph-properties fo:break-before="page" fo:margin-bottom="0in" fo:line-height="118%" fo:background-color="#1F1F1F">
        <style:background-fill draw:fill="solid" draw:fill-color="#1F1F1F"/>
      </style:paragraph-properties>
    </style:style>
    <style:style style:name="T2" style:parent-style-name="Standardnípísmoodstavce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3" style:parent-style-name="Normální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4" style:parent-style-name="Normální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5" style:parent-style-name="Standardnípísmoodstavce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6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" style:parent-style-name="Standardnípísmoodstavce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8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9" style:parent-style-name="Normální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10" style:parent-style-name="Normální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11" style:parent-style-name="Standardnípísmoodstavce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2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" style:parent-style-name="Standardnípísmoodstavce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4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" style:parent-style-name="Standardnípísmoodstavce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6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7" style:parent-style-name="Standardnípísmoodstavce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8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9" style:parent-style-name="Normální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20" style:parent-style-name="Standardnípísmoodstavce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1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2" style:parent-style-name="Standardnípísmoodstavce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23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4" style:parent-style-name="Standardnípísmoodstavce" style:family="text">
      <style:text-properties style:font-name="Consolas" style:font-name-asian="Consolas" style:font-name-complex="Consolas" fo:color="#4EC9B0" fo:font-size="10.5pt" style:font-size-asian="10.5pt" style:font-size-complex="10.5pt"/>
    </style:style>
    <style:style style:name="T25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6" style:parent-style-name="Standardnípísmoodstavce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27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28" style:parent-style-name="Standardnípísmoodstavce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9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30" style:parent-style-name="Normální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31" style:parent-style-name="Normální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32" style:parent-style-name="Standardnípísmoodstavce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33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4" style:parent-style-name="Standardnípísmoodstavce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35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6" style:parent-style-name="Standardnípísmoodstavce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37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38" style:parent-style-name="Standardnípísmoodstavce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39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40" style:parent-style-name="Normální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41" style:parent-style-name="Standardnípísmoodstavce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42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3" style:parent-style-name="Standardnípísmoodstavce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44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5" style:parent-style-name="Standardnípísmoodstavce" style:family="text">
      <style:text-properties style:font-name="Consolas" style:font-name-asian="Consolas" style:font-name-complex="Consolas" fo:color="#4EC9B0" fo:font-size="10.5pt" style:font-size-asian="10.5pt" style:font-size-complex="10.5pt"/>
    </style:style>
    <style:style style:name="T46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7" style:parent-style-name="Standardnípísmoodstavce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48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49" style:parent-style-name="Standardnípísmoodstavce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50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51" style:parent-style-name="Normální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52" style:parent-style-name="Normální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53" style:parent-style-name="Standardnípísmoodstavce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54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5" style:parent-style-name="Standardnípísmoodstavce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56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7" style:parent-style-name="Standardnípísmoodstavce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58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59" style:parent-style-name="Standardnípísmoodstavce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60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61" style:parent-style-name="Normální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62" style:parent-style-name="Standardnípísmoodstavce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63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4" style:parent-style-name="Standardnípísmoodstavce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65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6" style:parent-style-name="Standardnípísmoodstavce" style:family="text">
      <style:text-properties style:font-name="Consolas" style:font-name-asian="Consolas" style:font-name-complex="Consolas" fo:color="#4EC9B0" fo:font-size="10.5pt" style:font-size-asian="10.5pt" style:font-size-complex="10.5pt"/>
    </style:style>
    <style:style style:name="T67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68" style:parent-style-name="Standardnípísmoodstavce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69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0" style:parent-style-name="Standardnípísmoodstavce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71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72" style:parent-style-name="Normální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73" style:parent-style-name="Normální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74" style:parent-style-name="Standardnípísmoodstavce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75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6" style:parent-style-name="Standardnípísmoodstavce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77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78" style:parent-style-name="Standardnípísmoodstavce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79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0" style:parent-style-name="Standardnípísmoodstavce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81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2" style:parent-style-name="Standardnípísmoodstavce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83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4" style:parent-style-name="Standardnípísmoodstavce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85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86" style:parent-style-name="Standardnípísmoodstavce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P87" style:parent-style-name="Normální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88" style:parent-style-name="Normální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89" style:parent-style-name="Normální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90" style:parent-style-name="Standardnípísmoodstavce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91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92" style:parent-style-name="Standardnípísmoodstavce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93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94" style:parent-style-name="Normální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95" style:parent-style-name="Normální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96" style:parent-style-name="Normální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97" style:parent-style-name="Standardnípísmoodstavce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98" style:parent-style-name="Normální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99" style:parent-style-name="Normální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100" style:parent-style-name="Standardnípísmoodstavce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01" style:parent-style-name="Standardnípísmoodstavce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02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3" style:parent-style-name="Standardnípísmoodstavce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04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05" style:parent-style-name="Standardnípísmoodstavce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06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07" style:parent-style-name="Normální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108" style:parent-style-name="Normální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109" style:parent-style-name="Standardnípísmoodstavce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10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1" style:parent-style-name="Standardnípísmoodstavce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12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3" style:parent-style-name="Standardnípísmoodstavce" style:family="text">
      <style:text-properties style:font-name="Consolas" style:font-name-asian="Consolas" style:font-name-complex="Consolas" fo:color="#4EC9B0" fo:font-size="10.5pt" style:font-size-asian="10.5pt" style:font-size-complex="10.5pt"/>
    </style:style>
    <style:style style:name="T114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5" style:parent-style-name="Standardnípísmoodstavce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16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17" style:parent-style-name="Standardnípísmoodstavce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18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19" style:parent-style-name="Normální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120" style:parent-style-name="Normální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121" style:parent-style-name="Standardnípísmoodstavce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22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23" style:parent-style-name="Standardnípísmoodstavce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24" style:parent-style-name="Standardnípísmoodstavce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25" style:parent-style-name="Standardnípísmoodstavce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26" style:parent-style-name="Standardnípísmoodstavce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27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28" style:parent-style-name="Normální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129" style:parent-style-name="Normální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130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31" style:parent-style-name="Normální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132" style:parent-style-name="Normální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133" style:parent-style-name="Standardnípísmoodstavce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34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5" style:parent-style-name="Standardnípísmoodstavce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36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7" style:parent-style-name="Standardnípísmoodstavce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38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39" style:parent-style-name="Standardnípísmoodstavce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40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41" style:parent-style-name="Normální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142" style:parent-style-name="Normální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143" style:parent-style-name="Standardnípísmoodstavce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44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5" style:parent-style-name="Standardnípísmoodstavce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46" style:parent-style-name="Standardnípísmoodstavce" style:family="text">
      <style:text-properties style:font-name="Consolas" style:font-name-asian="Consolas" style:font-name-complex="Consolas" fo:color="#4EC9B0" fo:font-size="10.5pt" style:font-size-asian="10.5pt" style:font-size-complex="10.5pt"/>
    </style:style>
    <style:style style:name="T147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48" style:parent-style-name="Standardnípísmoodstavce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49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50" style:parent-style-name="Standardnípísmoodstavce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51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52" style:parent-style-name="Normální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153" style:parent-style-name="Normální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154" style:parent-style-name="Standardnípísmoodstavce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55" style:parent-style-name="Standardnípísmoodstavce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56" style:parent-style-name="Standardnípísmoodstavce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57" style:parent-style-name="Standardnípísmoodstavce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58" style:parent-style-name="Standardnípísmoodstavce" style:family="text">
      <style:text-properties style:font-name="Consolas" style:font-name-asian="Consolas" style:font-name-complex="Consolas" fo:color="#B5CEA8" fo:font-size="10.5pt" style:font-size-asian="10.5pt" style:font-size-complex="10.5pt"/>
    </style:style>
    <style:style style:name="T159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60" style:parent-style-name="Normální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161" style:parent-style-name="Normální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162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63" style:parent-style-name="Normální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164" style:parent-style-name="Normální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165" style:parent-style-name="Standardnípísmoodstavce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66" style:parent-style-name="Standardnípísmoodstavce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67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68" style:parent-style-name="Standardnípísmoodstavce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69" style:parent-style-name="Standardnípísmoodstavce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70" style:parent-style-name="Standardnípísmoodstavce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71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P172" style:parent-style-name="Normální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173" style:parent-style-name="Normální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174" style:parent-style-name="Normální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175" style:parent-style-name="Standardnípísmoodstavce" style:family="text">
      <style:text-properties style:font-name="Consolas" style:font-name-asian="Consolas" style:font-name-complex="Consolas" fo:color="#6A9955" fo:font-size="10.5pt" style:font-size-asian="10.5pt" style:font-size-complex="10.5pt"/>
    </style:style>
    <style:style style:name="P176" style:parent-style-name="Normální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177" style:parent-style-name="Normální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178" style:parent-style-name="Standardnípísmoodstavce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79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0" style:parent-style-name="Standardnípísmoodstavce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81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2" style:parent-style-name="Standardnípísmoodstavce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83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4" style:parent-style-name="Standardnípísmoodstavce" style:family="text">
      <style:text-properties style:font-name="Consolas" style:font-name-asian="Consolas" style:font-name-complex="Consolas" fo:color="#D4D4D4" fo:font-size="10.5pt" style:font-size-asian="10.5pt" style:font-size-complex="10.5pt"/>
    </style:style>
    <style:style style:name="T185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86" style:parent-style-name="Standardnípísmoodstavce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P187" style:parent-style-name="Normální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P188" style:parent-style-name="Normální" style:family="paragraph">
      <style:paragraph-properties fo:margin-bottom="0in" fo:line-height="118%" fo:background-color="#1F1F1F">
        <style:background-fill draw:fill="solid" draw:fill-color="#1F1F1F"/>
      </style:paragraph-properties>
    </style:style>
    <style:style style:name="T189" style:parent-style-name="Standardnípísmoodstavce" style:family="text">
      <style:text-properties style:font-name="Consolas" style:font-name-asian="Consolas" style:font-name-complex="Consolas" fo:color="#DCDCAA" fo:font-size="10.5pt" style:font-size-asian="10.5pt" style:font-size-complex="10.5pt"/>
    </style:style>
    <style:style style:name="T190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  <style:style style:name="T191" style:parent-style-name="Standardnípísmoodstavce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92" style:parent-style-name="Standardnípísmoodstavce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93" style:parent-style-name="Standardnípísmoodstavce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94" style:parent-style-name="Standardnípísmoodstavce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95" style:parent-style-name="Standardnípísmoodstavce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96" style:parent-style-name="Standardnípísmoodstavce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197" style:parent-style-name="Standardnípísmoodstavce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198" style:parent-style-name="Standardnípísmoodstavce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199" style:parent-style-name="Standardnípísmoodstavce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00" style:parent-style-name="Standardnípísmoodstavce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01" style:parent-style-name="Standardnípísmoodstavce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02" style:parent-style-name="Standardnípísmoodstavce" style:family="text">
      <style:text-properties style:font-name="Consolas" style:font-name-asian="Consolas" style:font-name-complex="Consolas" fo:color="#9CDCFE" fo:font-size="10.5pt" style:font-size-asian="10.5pt" style:font-size-complex="10.5pt"/>
    </style:style>
    <style:style style:name="T203" style:parent-style-name="Standardnípísmoodstavce" style:family="text">
      <style:text-properties style:font-name="Consolas" style:font-name-asian="Consolas" style:font-name-complex="Consolas" fo:color="#569CD6" fo:font-size="10.5pt" style:font-size-asian="10.5pt" style:font-size-complex="10.5pt"/>
    </style:style>
    <style:style style:name="T204" style:parent-style-name="Standardnípísmoodstavce" style:family="text">
      <style:text-properties style:font-name="Consolas" style:font-name-asian="Consolas" style:font-name-complex="Consolas" fo:color="#CE9178" fo:font-size="10.5pt" style:font-size-asian="10.5pt" style:font-size-complex="10.5pt"/>
    </style:style>
    <style:style style:name="T205" style:parent-style-name="Standardnípísmoodstavce" style:family="text">
      <style:text-properties style:font-name="Consolas" style:font-name-asian="Consolas" style:font-name-complex="Consolas" fo:color="#CCCCCC" fo:font-size="10.5pt" style:font-size-asian="10.5pt" style:font-size-complex="10.5pt"/>
    </style:style>
  </office:automatic-styles>
  <office:body>
    <office:text text:use-soft-page-breaks="true">
      <text:p text:style-name="P1"><text:span text:style-name="T2">#úkol A: Adam Říha</text:span></text:p>
      <text:p text:style-name="P3"/>
      <text:p text:style-name="P4"><text:span text:style-name="T5">print</text:span><text:span text:style-name="T6"><text:s/>(</text:span><text:span text:style-name="T7">"Napište 3 jídla, které jste snědl/a a kolik měla tato jídla přibližně kalorií."</text:span><text:span text:style-name="T8">)</text:span></text:p>
      <text:p text:style-name="P9"/>
      <text:p text:style-name="P10"><text:span text:style-name="T11">jidlo1</text:span><text:span text:style-name="T12"><text:s/></text:span><text:span text:style-name="T13">=</text:span><text:span text:style-name="T14"><text:s/></text:span><text:span text:style-name="T15">input</text:span><text:span text:style-name="T16"><text:s/>(</text:span><text:span text:style-name="T17">"první jídlo "</text:span><text:span text:style-name="T18">)</text:span></text:p>
      <text:p text:style-name="P19"><text:span text:style-name="T20">kalorie1</text:span><text:span text:style-name="T21"><text:s/></text:span><text:span text:style-name="T22">=</text:span><text:span text:style-name="T23"><text:s/></text:span><text:span text:style-name="T24">int</text:span><text:span text:style-name="T25"><text:s/>(</text:span><text:span text:style-name="T26">input</text:span><text:span text:style-name="T27"><text:s/>(</text:span><text:span text:style-name="T28">"kalorie prvního jídla "</text:span><text:span text:style-name="T29">))</text:span></text:p>
      <text:p text:style-name="P30"/>
      <text:p text:style-name="P31"><text:span text:style-name="T32">jidlo2</text:span><text:span text:style-name="T33"><text:s/></text:span><text:span text:style-name="T34">=</text:span><text:span text:style-name="T35"><text:s/></text:span><text:span text:style-name="T36">input</text:span><text:span text:style-name="T37"><text:s/>(</text:span><text:span text:style-name="T38">"druhé jídlo "</text:span><text:span text:style-name="T39">)</text:span></text:p>
      <text:p text:style-name="P40"><text:span text:style-name="T41">kalorie2</text:span><text:span text:style-name="T42"><text:s/></text:span><text:span text:style-name="T43">=</text:span><text:span text:style-name="T44"><text:s/></text:span><text:span text:style-name="T45">int</text:span><text:span text:style-name="T46"><text:s/>(</text:span><text:span text:style-name="T47">input</text:span><text:span text:style-name="T48"><text:s/>(</text:span><text:span text:style-name="T49">"kalorie druhého jídla "</text:span><text:span text:style-name="T50">))</text:span></text:p>
      <text:p text:style-name="P51"/>
      <text:p text:style-name="P52"><text:span text:style-name="T53">jidlo3</text:span><text:span text:style-name="T54"><text:s/></text:span><text:span text:style-name="T55">=</text:span><text:span text:style-name="T56"><text:s/></text:span><text:span text:style-name="T57">input</text:span><text:span text:style-name="T58"><text:s/>(</text:span><text:span text:style-name="T59">"třetí jídlo "</text:span><text:span text:style-name="T60">)</text:span></text:p>
      <text:p text:style-name="P61"><text:span text:style-name="T62">kalorie3</text:span><text:span text:style-name="T63"><text:s/></text:span><text:span text:style-name="T64">=</text:span><text:span text:style-name="T65"><text:s/></text:span><text:span text:style-name="T66">int</text:span><text:span text:style-name="T67"><text:s/>(</text:span><text:span text:style-name="T68">input</text:span><text:span text:style-name="T69"><text:s/>(</text:span><text:span text:style-name="T70">"kalorie třetího jídla "</text:span><text:span text:style-name="T71">))</text:span></text:p>
      <text:p text:style-name="P72"/>
      <text:p text:style-name="P73"><text:span text:style-name="T74">celkove_kalorie</text:span><text:span text:style-name="T75"><text:s/></text:span><text:span text:style-name="T76">=</text:span><text:span text:style-name="T77"><text:s/></text:span><text:span text:style-name="T78">kalorie1</text:span><text:span text:style-name="T79"><text:s/></text:span><text:span text:style-name="T80">+</text:span><text:span text:style-name="T81"><text:s/></text:span><text:span text:style-name="T82">kalorie2</text:span><text:span text:style-name="T83"><text:s/></text:span><text:span text:style-name="T84">+</text:span><text:span text:style-name="T85"><text:s/></text:span><text:span text:style-name="T86">kalorie3</text:span></text:p>
      <text:p text:style-name="P87"/>
      <text:p text:style-name="P88"/>
      <text:p text:style-name="P89"><text:span text:style-name="T90">print</text:span><text:span text:style-name="T91">(</text:span><text:span text:style-name="T92">"Napiš sportovní aktivity,které jsi dnes dělal a jak dlouho (v minutách)."</text:span><text:span text:style-name="T93">)<text:s/></text:span></text:p>
      <text:p text:style-name="P94"/>
      <text:p text:style-name="P95"/>
      <text:p text:style-name="P96"><text:span text:style-name="T97">#úkol B: Lukáš Voráček</text:span></text:p>
      <text:p text:style-name="P98"/>
      <text:p text:style-name="P99"><text:span text:style-name="T100">aktivitaA</text:span><text:span text:style-name="T101">=</text:span><text:span text:style-name="T102"><text:s/></text:span><text:span text:style-name="T103">input</text:span><text:span text:style-name="T104"><text:s/>(</text:span><text:span text:style-name="T105">"První aktivita "</text:span><text:span text:style-name="T106">)<text:s/></text:span></text:p>
      <text:p text:style-name="P107"/>
      <text:p text:style-name="P108"><text:span text:style-name="T109">cas1</text:span><text:span text:style-name="T110"><text:s/></text:span><text:span text:style-name="T111">=</text:span><text:span text:style-name="T112"><text:s/></text:span><text:span text:style-name="T113">int</text:span><text:span text:style-name="T114"><text:s/>(</text:span><text:span text:style-name="T115">input</text:span><text:span text:style-name="T116"><text:s/>(</text:span><text:span text:style-name="T117">"Čas první aktivity "</text:span><text:span text:style-name="T118">))<text:s/></text:span></text:p>
      <text:p text:style-name="P119"/>
      <text:p text:style-name="P120"><text:span text:style-name="T121">kcal1</text:span><text:span text:style-name="T122"><text:s/></text:span><text:span text:style-name="T123">=</text:span><text:span text:style-name="T124">cas1</text:span><text:span text:style-name="T125">*</text:span><text:span text:style-name="T126">5</text:span><text:span text:style-name="T127"><text:s/></text:span></text:p>
      <text:p text:style-name="P128"/>
      <text:p text:style-name="P129"><text:span text:style-name="T130"><text:s/></text:span></text:p>
      <text:p text:style-name="P131"/>
      <text:p text:style-name="P132"><text:span text:style-name="T133">aktivitaB</text:span><text:span text:style-name="T134"><text:s/></text:span><text:span text:style-name="T135">=</text:span><text:span text:style-name="T136"><text:s/></text:span><text:span text:style-name="T137">input</text:span><text:span text:style-name="T138"><text:s/>(</text:span><text:span text:style-name="T139">"Druhá aktivita "</text:span><text:span text:style-name="T140">)<text:s/></text:span></text:p>
      <text:p text:style-name="P141"/>
      <text:p text:style-name="P142"><text:span text:style-name="T143">cas2</text:span><text:span text:style-name="T144"><text:s/></text:span><text:span text:style-name="T145">=</text:span><text:span text:style-name="T146">int</text:span><text:span text:style-name="T147"><text:s/>(</text:span><text:span text:style-name="T148">input</text:span><text:span text:style-name="T149"><text:s/>(</text:span><text:span text:style-name="T150">"Čas druhé aktivity "</text:span><text:span text:style-name="T151">))<text:s/></text:span></text:p>
      <text:p text:style-name="P152"/>
      <text:p text:style-name="P153"><text:span text:style-name="T154">kcal2</text:span><text:span text:style-name="T155">=</text:span><text:span text:style-name="T156">cas2</text:span><text:span text:style-name="T157">*</text:span><text:span text:style-name="T158">5</text:span><text:span text:style-name="T159"><text:s/></text:span></text:p>
      <text:p text:style-name="P160"/>
      <text:p text:style-name="P161"><text:span text:style-name="T162"><text:s/></text:span></text:p>
      <text:p text:style-name="P163"/>
      <text:p text:style-name="P164"><text:span text:style-name="T165">vsechnykcal</text:span><text:span text:style-name="T166">=</text:span><text:span text:style-name="T167"><text:s/></text:span><text:span text:style-name="T168">kcal1</text:span><text:span text:style-name="T169">+</text:span><text:span text:style-name="T170">kcal2</text:span><text:span text:style-name="T171"><text:s/></text:span></text:p>
      <text:p text:style-name="P172"/>
      <text:p text:style-name="P173"/>
      <text:p text:style-name="P174"><text:span text:style-name="T175"># společné: Adam Říha, Lukáš Voráček</text:span></text:p>
      <text:p text:style-name="P176"/>
      <text:p text:style-name="P177"><text:span text:style-name="T178">prebytek</text:span><text:span text:style-name="T179"><text:s/></text:span><text:span text:style-name="T180">=</text:span><text:span text:style-name="T181"><text:s/></text:span><text:span text:style-name="T182">celkove_kalorie</text:span><text:span text:style-name="T183"><text:s/></text:span><text:span text:style-name="T184">-</text:span><text:span text:style-name="T185"><text:s/></text:span><text:span text:style-name="T186">vsechnykcal</text:span></text:p>
      <text:p text:style-name="P187"/>
      <text:p text:style-name="P188"><text:span text:style-name="T189">print</text:span><text:span text:style-name="T190"><text:s/>(</text:span><text:span text:style-name="T191">f</text:span><text:span text:style-name="T192">"Snědl/a jste<text:s/></text:span><text:span text:style-name="T193">{</text:span><text:span text:style-name="T194">celkove_kalorie</text:span><text:span text:style-name="T195">}</text:span><text:span text:style-name="T196"><text:s/>kcal a spálil/a jste<text:s/></text:span><text:span text:style-name="T197">{</text:span><text:span text:style-name="T198">vsechnykcal</text:span><text:span text:style-name="T199">}</text:span><text:span text:style-name="T200"><text:s/>kcal. Celkem:<text:s/></text:span><text:span text:style-name="T201">{</text:span><text:span text:style-name="T202">prebytek</text:span><text:span text:style-name="T203">}</text:span><text:span text:style-name="T204"><text:s/>kcal."</text:span><text:span text:style-name="T205">)</text:span></text:p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ukas.voracek@infis.cz</meta:initial-creator>
    <dc:creator>Adam Říha</dc:creator>
    <meta:creation-date>2025-04-01T06:39:00Z</meta:creation-date>
    <dc:date>2025-04-01T06:39:00Z</dc:date>
    <meta:template xlink:href="Normal.dotm" xlink:type="simple"/>
    <meta:editing-cycles>2</meta:editing-cycles>
    <meta:editing-duration>PT0S</meta:editing-duration>
    <meta:document-statistic meta:page-count="1" meta:paragraph-count="1" meta:word-count="136" meta:character-count="940" meta:row-count="6" meta:non-whitespace-character-count="805"/>
  </office:meta>
</office:document-meta>
</file>